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2a4cae"/>
    </style:style>
    <style:style style:name="P2" style:family="paragraph" style:parent-style-name="Standard">
      <style:text-properties officeooo:paragraph-rsid="002d7d2d"/>
    </style:style>
    <style:style style:name="T1" style:family="text">
      <style:text-properties officeooo:rsid="0025f33d"/>
    </style:style>
    <style:style style:name="T2" style:family="text">
      <style:text-properties officeooo:rsid="002a4cae"/>
    </style:style>
    <style:style style:name="T3" style:family="text">
      <style:text-properties style:font-name="Fira Sans" fo:font-size="18pt" officeooo:rsid="002a4cae"/>
    </style:style>
    <style:style style:name="T4" style:family="text">
      <style:text-properties style:font-name="Fira Sans" fo:font-size="18pt" officeooo:rsid="0025f33d"/>
    </style:style>
    <style:style style:name="T5" style:family="text">
      <style:text-properties style:font-name="Fira Sans" fo:font-size="18pt" officeooo:rsid="002beb22"/>
    </style:style>
    <style:style style:name="T6" style:family="text">
      <style:text-properties officeooo:rsid="002b4b08"/>
    </style:style>
    <style:style style:name="T7" style:family="text">
      <style:text-properties officeooo:rsid="002bbeba"/>
    </style:style>
    <style:style style:name="T8" style:family="text">
      <style:text-properties officeooo:rsid="002beb22"/>
    </style:style>
    <style:style style:name="T9" style:family="text">
      <style:text-properties officeooo:rsid="002d7d2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2d7d2d" style:font-style-asian="italic" style:font-style-complex="italic"/>
    </style:style>
    <style:style style:name="T12" style:family="text">
      <style:text-properties fo:font-style="italic" officeooo:rsid="002a4cae" style:font-style-asian="italic" style:font-style-complex="italic"/>
    </style:style>
    <style:style style:name="T13" style:family="text">
      <style:text-properties fo:font-style="italic" officeooo:rsid="002bbeba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lick on the 'i' at the bottom to toggle this screen.</text:p>
      <text:p text:style-name="Standard">Click on the sun/moon to change the UI shade.</text:p>
      <text:p text:style-name="Standard">Click on the bar at the bottom to jump to an image in the folder or hold and drag to scrub through the images in the folder.</text:p>
      <text:p text:style-name="Horizontal_20_Line"/>
      <text:p text:style-name="Standard">Quit Emulsio<text:span text:style-name="T1">n<text:tab/><text:tab/><text:tab/><text:tab/><text:tab/><text:tab/></text:span>Esc</text:p>
      <text:p text:style-name="P2">Previous Image<text:tab/><text:tab/><text:tab/><text:tab/><text:tab/><text:tab/><text:span text:style-name="T9">← <text:s/></text:span><text:span text:style-name="T11">or</text:span><text:span text:style-name="T9"> <text:s/></text:span>A <text:s/><text:span text:style-name="T11">or</text:span><text:span text:style-name="T9"> <text:s/>PgUp</text:span><text:line-break/>Next Image<text:tab/><text:tab/><text:tab/><text:tab/><text:tab/><text:tab/><text:tab/><text:span text:style-name="T9">→ <text:s/></text:span><text:span text:style-name="T11">or</text:span><text:span text:style-name="T9"> <text:s/></text:span>D <text:s/><text:span text:style-name="T11">or</text:span><text:span text:style-name="T9"> <text:s/>PgDown</text:span></text:p>
      <text:p text:style-name="Standard">Zoom I<text:span text:style-name="T1">n<text:tab/><text:tab/><text:tab/><text:tab/><text:tab/><text:tab/><text:tab/><text:tab/></text:span><text:span text:style-name="T4">S</text:span><text:span text:style-name="T5">croll</text:span> Up<text:line-break/>Zoom Out<text:tab/><text:tab/><text:tab/><text:tab/><text:tab/><text:tab/><text:tab/><text:span text:style-name="T8">Scroll </text:span>Down</text:p>
      <text:p text:style-name="P1">Show at Original Scale<text:tab/><text:tab/><text:tab/><text:tab/>Q <text:s/><text:span text:style-name="T12">or</text:span><text:span text:style-name="T2"> <text:s/>1<text:line-break/>Fit Only </text:span><text:span text:style-name="T3">Large</text:span><text:span text:style-name="T2"> Images to Window<text:tab/><text:tab/>E</text:span><text:line-break/>Fit <text:span text:style-name="T6">Every</text:span> Image to Window<text:tab/><text:tab/><text:tab/>F</text:p>
      <text:p text:style-name="Standard">Presentation Playback<text:tab/><text:tab/><text:tab/><text:tab/>P<text:line-break/>Shuffled Presentation Playback<text:tab/><text:tab/>Alt+P<text:line-break/>Animation Playback<text:tab/><text:tab/><text:tab/><text:tab/><text:tab/>Alt<text:span text:style-name="T1">+</text:span>A <text:s/><text:span text:style-name="T10">or</text:span> <text:s/>Alt+V</text:p>
      <text:p text:style-name="Standard">Pan Camera<text:tab/><text:tab/><text:tab/><text:tab/><text:tab/><text:tab/><text:tab/>Right Mouse Button <text:s/><text:span text:style-name="T10">or</text:span> <text:s/>Space<text:line-break/>Full-Screen Mode<text:tab/><text:tab/><text:tab/><text:tab/><text:tab/><text:tab/>Double Click <text:s/><text:span text:style-name="T10">or</text:span> <text:s/>F11 <text:s/><text:span text:style-name="T13">or</text:span><text:span text:style-name="T7"> <text:s/>Enter</text:span></text:p>
      <text:p text:style-name="Standard">Move Image to the Trash<text:tab/><text:tab/><text:tab/><text:tab/>Del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Fira Sans" svg:font-family="'Fira Sans'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3cm" fo:margin-bottom="0.25cm" loext:contextual-spacing="false"/>
      <style:text-properties style:font-name="Fira Sans" fo:font-family="'Fira Sans'" style:font-style-name="Standard" style:font-family-generic="swiss" style:font-pitch="variable"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.3cm" fo:margin-bottom="0.3cm" loext:contextual-spacing="false" fo:padding="0cm" fo:border-left="none" fo:border-right="none" fo:border-top="none" fo:border-bottom="0.51pt solid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2cm" fo:page-height="20.1cm" style:num-format="1" style:print-orientation="portrait" fo:margin-top="0cm" fo:margin-bottom="0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6T21:56:12.781000000</meta:creation-date>
    <dc:date>2020-06-09T19:44:09.182000000</dc:date>
    <meta:editing-duration>PT1H23M</meta:editing-duration>
    <meta:editing-cycles>23</meta:editing-cycles>
    <meta:generator>LibreOffice/6.3.6.2$Windows_X86_64 LibreOffice_project/2196df99b074d8a661f4036fca8fa0cbfa33a497</meta:generator>
    <meta:document-statistic meta:table-count="0" meta:image-count="0" meta:object-count="0" meta:page-count="1" meta:paragraph-count="10" meta:word-count="125" meta:character-count="705" meta:non-whitespace-character-count="515"/>
  </office:meta>
</office:document-meta>
</file>